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Droid Sans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tium</text:p>
          </table:table-cell>
          <table:covered-table-cell table:number-columns-repeated="2"/>
          <table:covered-table-cell table:number-columns-repeated="2" table:style-name="Default"/>
          <table:table-cell table:number-columns-repeated="9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Absolute coordinates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Relative coordinates (pcb origin)</text:p>
          </table:table-cell>
          <table:covered-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float" office:value="96.139" calcext:value-type="float">
            <text:p>96.139</text:p>
          </table:table-cell>
          <table:table-cell table:style-name="ce4" office:value-type="float" office:value="84.455" calcext:value-type="float">
            <text:p>84.45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1</text:p>
          </table:table-cell>
          <table:table-cell office:value-type="float" office:value="96.139" calcext:value-type="float">
            <text:p>96.139</text:p>
          </table:table-cell>
          <table:table-cell office:value-type="float" office:value="111.252" calcext:value-type="float">
            <text:p>111.252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26.797" calcext:value-type="float">
            <text:p>26.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2</text:p>
          </table:table-cell>
          <table:table-cell office:value-type="float" office:value="70.612" calcext:value-type="float">
            <text:p>70.612</text:p>
          </table:table-cell>
          <table:table-cell office:value-type="float" office:value="78.867" calcext:value-type="float">
            <text:p>78.867</text:p>
          </table:table-cell>
          <table:table-cell table:formula="of:=[.B6]-[.B4]" office:value-type="float" office:value="-25.527" calcext:value-type="float">
            <text:p>-25.527</text:p>
          </table:table-cell>
          <table:table-cell table:formula="of:=[.C6]-[.C4]" office:value-type="float" office:value="-5.58799999999999" calcext:value-type="float">
            <text:p>-5.58799999999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3</text:p>
          </table:table-cell>
          <table:table-cell office:value-type="float" office:value="111.633" calcext:value-type="float">
            <text:p>111.633</text:p>
          </table:table-cell>
          <table:table-cell office:value-type="float" office:value="64.262" calcext:value-type="float">
            <text:p>64.262</text:p>
          </table:table-cell>
          <table:table-cell table:formula="of:=[.B7]-[.B4]" office:value-type="float" office:value="15.494" calcext:value-type="float">
            <text:p>15.494</text:p>
          </table:table-cell>
          <table:table-cell table:formula="of:=[.C7]-[.C4]" office:value-type="float" office:value="-20.193" calcext:value-type="float">
            <text:p>-20.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n</text:p>
          </table:table-cell>
          <table:table-cell office:value-type="float" office:value="118.618" calcext:value-type="float">
            <text:p>118.618</text:p>
          </table:table-cell>
          <table:table-cell office:value-type="float" office:value="84.445" calcext:value-type="float">
            <text:p>84.445</text:p>
          </table:table-cell>
          <table:table-cell table:formula="of:=[.B8]-[.B4]" office:value-type="float" office:value="22.479" calcext:value-type="float">
            <text:p>22.479</text:p>
          </table:table-cell>
          <table:table-cell table:formula="of:=[.C8]-[.C4]" office:value-type="float" office:value="-0.0100000000000051" calcext:value-type="float">
            <text:p>-0.0100000000000051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5"/>
          <table:table-cell table:number-columns-repeated="9"/>
        </table:table-row>
        <table:table-row table:style-name="ro2">
          <table:table-cell table:style-name="Default" table:number-columns-repeated="5"/>
          <table:table-cell table:number-columns-repeated="8"/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Default" table:number-columns-repeated="5"/>
          <table:table-cell table:number-columns-repeated="8"/>
          <table:table-cell office:value-type="float" office:value="105" calcext:value-type="float">
            <text:p>105</text:p>
          </table:table-cell>
        </table:table-row>
        <table:table-row table:style-name="ro2" table:number-rows-repeated="6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Kicad</text:p>
          </table:table-cell>
          <table:covered-table-cell table:number-columns-repeated="2"/>
          <table:covered-table-cell table:number-columns-repeated="2" table:style-name="ce10"/>
          <table:table-cell table:number-columns-repeated="9"/>
        </table:table-row>
        <table:table-row table:style-name="ro1">
          <table:table-cell table:style-name="ce10"/>
          <table:table-cell table:style-name="ce7" office:value-type="string" calcext:value-type="string" table:number-columns-spanned="2" table:number-rows-spanned="1">
            <text:p>Absolute coordinates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Relative coordinates (pcb origin)</text:p>
          </table:table-cell>
          <table:covered-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1</text:p>
          </table:table-cell>
          <table:table-cell table:formula="of:=[.D23]+[.B22]" office:value-type="float" office:value="150" calcext:value-type="float">
            <text:p>150</text:p>
          </table:table-cell>
          <table:table-cell table:formula="of:=[.E23]+[.C22]" office:value-type="float" office:value="131.797" calcext:value-type="float">
            <text:p>131.797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26.797" calcext:value-type="float">
            <text:p>26.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2</text:p>
          </table:table-cell>
          <table:table-cell table:formula="of:=[.D24]+[.B22]" office:value-type="float" office:value="124.473" calcext:value-type="float">
            <text:p>124.473</text:p>
          </table:table-cell>
          <table:table-cell table:formula="of:=[.E24]+[.C22]" office:value-type="float" office:value="99.412" calcext:value-type="float">
            <text:p>99.412</text:p>
          </table:table-cell>
          <table:table-cell table:formula="of:=[.D6]" office:value-type="float" office:value="-25.527" calcext:value-type="float">
            <text:p>-25.527</text:p>
          </table:table-cell>
          <table:table-cell table:formula="of:=[.E6]" office:value-type="float" office:value="-5.58799999999999" calcext:value-type="float">
            <text:p>-5.58799999999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e 3</text:p>
          </table:table-cell>
          <table:table-cell table:formula="of:=[.D25]+[.B22]" office:value-type="float" office:value="165.494" calcext:value-type="float">
            <text:p>165.494</text:p>
          </table:table-cell>
          <table:table-cell table:formula="of:=[.E25]+[.C22]" office:value-type="float" office:value="84.807" calcext:value-type="float">
            <text:p>84.807</text:p>
          </table:table-cell>
          <table:table-cell table:formula="of:=[.D7]" office:value-type="float" office:value="15.494" calcext:value-type="float">
            <text:p>15.494</text:p>
          </table:table-cell>
          <table:table-cell table:formula="of:=[.E7]" office:value-type="float" office:value="-20.193" calcext:value-type="float">
            <text:p>-20.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n</text:p>
          </table:table-cell>
          <table:table-cell table:formula="of:=[.D26]+[.B22]" office:value-type="float" office:value="172.479" calcext:value-type="float">
            <text:p>172.479</text:p>
          </table:table-cell>
          <table:table-cell table:formula="of:=[.E26]+[.C22]" office:value-type="float" office:value="104.99" calcext:value-type="float">
            <text:p>104.99</text:p>
          </table:table-cell>
          <table:table-cell table:formula="of:=[.D8]" office:value-type="float" office:value="22.479" calcext:value-type="float">
            <text:p>22.479</text:p>
          </table:table-cell>
          <table:table-cell table:formula="of:=[.E8]" office:value-type="float" office:value="-0.0100000000000051" calcext:value-type="float">
            <text:p>-0.01000000000000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1:24:48.116880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44:46.027200184</meta:creation-date>
    <meta:generator>LibreOffice/7.2.7.2$Linux_X86_64 LibreOffice_project/20$Build-2</meta:generator>
    <dc:date>2022-05-26T21:28:13.297656167</dc:date>
    <meta:editing-duration>PT7M2S</meta:editing-duration>
    <meta:editing-cycles>2</meta:editing-cycles>
    <meta:document-statistic meta:table-count="1" meta:cell-count="68" meta:object-count="0"/>
  </office:meta>
</office:document-meta>
</file>